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c5d" officeooo:paragraph-rsid="0013ac5d"/>
    </style:style>
    <style:style style:name="P2" style:family="paragraph" style:parent-style-name="Standard">
      <style:text-properties officeooo:rsid="0013ac5d" officeooo:paragraph-rsid="0013ac5d"/>
    </style:style>
    <style:style style:name="P3" style:family="paragraph" style:parent-style-name="Standard" style:list-style-name="L1">
      <style:text-properties officeooo:rsid="0014e0b0" officeooo:paragraph-rsid="0014e0b0"/>
    </style:style>
    <style:style style:name="P4" style:family="paragraph" style:parent-style-name="Standard" style:list-style-name="L2">
      <style:text-properties officeooo:rsid="0014e0b0" officeooo:paragraph-rsid="0014e0b0"/>
    </style:style>
    <style:style style:name="P5" style:family="paragraph" style:parent-style-name="Standard">
      <style:text-properties officeooo:rsid="0014e0b0" officeooo:paragraph-rsid="0014e0b0"/>
    </style:style>
    <style:style style:name="P6" style:family="paragraph" style:parent-style-name="Standard" style:list-style-name="L3">
      <style:text-properties officeooo:rsid="0014e0b0" officeooo:paragraph-rsid="0014e0b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e0b0"/>
    </style:style>
    <style:style style:name="T3" style:family="text">
      <style:text-properties style:text-position="0% 100%"/>
    </style:style>
    <style:style style:name="T4" style:family="text">
      <style:text-properties officeooo:rsid="0014e0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<text:span text:style-name="T4">9</text:span> Minutes</text:p>
      <text:p text:style-name="P1"><text:span text:style-name="T4">Monday</text:span> March 2<text:span text:style-name="T4">3</text:span><text:span text:style-name="T1">th</text:span> 2015</text:p>
      <text:p text:style-name="P1">Attendance: Nicole, Mathias, Miguel, Tim</text:p>
      <text:p text:style-name="P1">Chair: <text:span text:style-name="T4">None</text:span></text:p>
      <text:p text:style-name="P1">Official Meeting Minutes Taken By: Nicole</text:p>
      <text:p text:style-name="P1">Start: <text:span text:style-name="T4">3:30pm</text:span></text:p>
      <text:p text:style-name="P1"/>
      <text:p text:style-name="P1">Agenda:</text:p>
      <text:p text:style-name="P1"/>
      <text:p text:style-name="P1">1. <text:span text:style-name="T4">Stage 3 Requirements</text:span></text:p>
      <text:list xml:id="list8720746633208614168" text:style-name="L1">
        <text:list-item>
          <text:p text:style-name="P3">Update Wiki</text:p>
        </text:list-item>
        <text:list-item>
          <text:p text:style-name="P3">Update PivotalTracker</text:p>
        </text:list-item>
        <text:list-item>
          <text:p text:style-name="P3">Update UML Diagram</text:p>
          <text:p text:style-name="P3"/>
        </text:list-item>
      </text:list>
      <text:p text:style-name="P1"/>
      <text:p text:style-name="P1">2. <text:span text:style-name="T4">Acceptance Testing</text:span></text:p>
      <text:list xml:id="list6369991774525431299" text:style-name="L2">
        <text:list-header>
          <text:p text:style-name="P4">Everyone vote on Doodle Poll</text:p>
        </text:list-header>
        <text:list-item>
          <text:p text:style-name="P4">Dry run on Friday in MC 08</text:p>
        </text:list-item>
      </text:list>
      <text:p text:style-name="P1"/>
      <text:p text:style-name="P5">3. Things to work on:</text:p>
      <text:list xml:id="list2609426226615225769" text:style-name="L3">
        <text:list-item>
          <text:p text:style-name="P6">fix wind direction bug: make a converter</text:p>
        </text:list-item>
        <text:list-item>
          <text:p text:style-name="P6">reorder getTemp() to 3 getTemp(unit), take unit from user prefs</text:p>
        </text:list-item>
        <text:list-item>
          <text:p text:style-name="P6">make all variables lowercase</text:p>
        </text:list-item>
        <text:list-item>
          <text:p text:style-name="P6">change temp labels on switch</text:p>
        </text:list-item>
        <text:list-item>
          <text:p text:style-name="P6">add precipitation labels</text:p>
        </text:list-item>
        <text:list-item>
          <text:p text:style-name="P6">clean repetitive methods and remove test code</text:p>
        </text:list-item>
        <text:list-item>
          <text:p text:style-name="P6">make last update label</text:p>
        </text:list-item>
        <text:list-item>
          <text:p text:style-name="P6">implement precipitation in forecast classes</text:p>
        </text:list-item>
        <text:list-item>
          <text:p text:style-name="P6">location exception (use “exact” method)</text:p>
        </text:list-item>
        <text:list-item>
          <text:p text:style-name="P6">ignore weather.prefs</text:p>
        </text:list-item>
        <text:list-item>
          <text:p text:style-name="P6">ask user for initial location</text:p>
        </text:list-item>
        <text:list-item>
          <text:p text:style-name="P6">match location panel colors</text:p>
        </text:list-item>
      </text:list>
      <text:p text:style-name="P1"/>
      <text:p text:style-name="P5">Action Items:</text:p>
      <text:p text:style-name="P5"/>
      <text:p text:style-name="P1">Nicole: <text:span text:style-name="T4">update Wiki and UML</text:span></text:p>
      <text:p text:style-name="P1">Tim: <text:span text:style-name="T4">work on getTemp()</text:span></text:p>
      <text:p text:style-name="P1">Madhavi <text:span text:style-name="T4">and Yibin: implement precipitaiton</text:span></text:p>
      <text:p text:style-name="P1">Mathias: work on GUI labels</text:p>
      <text:p text:style-name="P1">Miguel: <text:span text:style-name="T4">clean up code</text:span></text:p>
      <text:p text:style-name="P1"/>
      <text:p text:style-name="P1">Next Meeting: <text:span text:style-name="T4">Thursday March 26</text:span><text:span text:style-name="T2">th</text:span><text:span text:style-name="T4">, Miguel will be chair.</text:span></text:p>
      <text:p text:style-name="P1"/>
      <text:p text:style-name="P5">End: 4:11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</meta:initial-creator>
    <meta:creation-date>2015-03-26T14:29:52.517372186</meta:creation-date>
    <dc:date>2015-03-29T15:58:42.041612429</dc:date>
    <meta:editing-duration>PT18M5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6" meta:word-count="169" meta:character-count="965" meta:non-whitespace-character-count="849"/>
  </office:meta>
</office:document-meta>
</file>